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07B2CB8614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BCI_25_20Template1-title">
      <style:graphic-properties draw:fill-color="#ffffff" draw:auto-grow-height="true" fo:min-height="4.004cm"/>
    </style:style>
    <style:style style:name="pr2" style:family="presentation" style:parent-style-name="BCI_25_20Template1-outline1">
      <style:graphic-properties draw:fill-color="#ffffff" draw:auto-grow-height="true" fo:min-height="15.589cm"/>
    </style:style>
    <style:style style:name="pr3" style:family="presentation" style:parent-style-name="BCI_25_20Template1-notes">
      <style:graphic-properties draw:fill-color="#ffffff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cm" fo:margin-right="0cm" fo:text-indent="0cm"/>
      <style:text-properties fo:font-size="2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7da6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7da6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7da6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7da6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7da6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7da6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7da6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7da6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7da6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BCI_25_20Template1" presentation:presentation-page-layout-name="AL1T1">
        <office:forms form:automatic-focus="false" form:apply-design-mode="false"/>
        <draw:frame presentation:style-name="pr1" draw:text-style-name="P1" draw:layer="layout" svg:width="25.872cm" svg:height="4.004cm" svg:x="1.445cm" svg:y="0.145cm" presentation:class="title" presentation:user-transformed="true">
          <draw:text-box>
            <text:p text:style-name="P1">OpenAgile Assessor Training</text:p>
          </draw:text-box>
        </draw:frame>
        <draw:frame presentation:style-name="pr2" draw:text-style-name="P2" draw:layer="layout" svg:width="25.925cm" svg:height="15.589cm" svg:x="1.445cm" svg:y="4.585cm" presentation:class="outline" presentation:user-transformed="true">
          <draw:text-box>
            <text:p text:style-name="P1"/>
            <text:list text:style-name="L2">
              <text:list-item>
                <text:p text:style-name="P1">OpenAgile Process Overview</text:p>
              </text:list-item>
              <text:list-item>
                <text:p text:style-name="P1">Foundational Assessments</text:p>
              </text:list-item>
              <text:list-item>
                <text:p text:style-name="P1">Corporate Culture Assessment Tool</text:p>
              </text:list-item>
              <text:list-item>
                <text:p text:style-name="P1">Project Success Assessment Tool</text:p>
              </text:list-item>
              <text:list-item>
                <text:p text:style-name="P1">Learning Cycle Time Assessment Tool</text:p>
              </text:list-item>
              <text:list-item>
                <text:p text:style-name="P1">Key Metrics Assessment Tool</text:p>
              </text:list-item>
              <text:list-item>
                <text:p text:style-name="P1">Truthfulness Assessment Tool</text:p>
              </text:list-item>
              <text:list-item>
                <text:p text:style-name="P1">OpenAgile Capacity Assessment Tool</text:p>
              </text:list-item>
              <text:list-item>
                <text:p text:style-name="P1">Deep Culture Assessment Tool</text:p>
              </text:list-item>
              <text:list-item>
                <text:p text:style-name="P1">OpenAgile Principles and Rules Assessment Tool</text:p>
              </text:list-item>
              <text:list-item>
                <text:p text:style-name="P1">Next Steps</text:p>
              </text:list-item>
            </text:list>
          </draw:text-box>
        </draw:frame>
        <presentation:notes draw:style-name="dp2">
          <draw:page-thumbnail draw:style-name="gr1" draw:layer="layout" svg:width="14.181cm" svg:height="9.575cm" svg:x="3.704cm" svg:y="2.794cm" draw:page-number="1" presentation:class="page"/>
          <draw:frame presentation:style-name="pr3" draw:text-style-name="P3" draw:layer="layout" svg:width="15.021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808080" draw:end-color="#cccccc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CI_25_20Template1-background" style:display-name="BCI%20Template1-background" style:family="presentation">
      <style:graphic-properties draw:stroke="none" draw:fill="solid" draw:fill-color="#ffffff" draw:fill-image-width="1cm" draw:fill-image-height="1cm"/>
    </style:style>
    <style:style style:name="BCI_25_20Template1-backgroundobjects" style:display-name="BCI%20Template1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BCI_25_20Template1-notes" style:display-name="BCI%20Template1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BCI_25_20Template1-outline1" style:display-name="BCI%20Template1-outline1" style:family="presentation">
      <style:graphic-properties draw:stroke="none" draw:fill="none">
        <text:list-style style:name="BCI_25_20Template1-outline1" style:display-name="BCI%20Template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7da647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7da647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7da64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7da64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7da6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7da6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7da6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7da6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7da6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Optima" style:font-style-name="Regular" style:font-pitch="variable" fo:font-size="28pt" fo:font-style="normal" fo:text-shadow="none" style:text-underline-style="none" fo:font-weight="normal" style:font-size-asian="24pt" style:font-size-complex="24pt"/>
    </style:style>
    <style:style style:name="BCI_25_20Template1-outline2" style:display-name="BCI%20Template1-outline2" style:family="presentation" style:parent-style-name="BCI_25_20Template1-outline1">
      <style:paragraph-properties fo:margin-left="0cm" fo:margin-right="0cm" fo:text-indent="-0.8cm"/>
      <style:text-properties fo:font-family="Optima" style:font-style-name="Regular" style:font-pitch="variable" fo:font-size="26pt" style:font-size-asian="24pt" style:font-size-complex="24pt"/>
    </style:style>
    <style:style style:name="BCI_25_20Template1-outline3" style:display-name="BCI%20Template1-outline3" style:family="presentation" style:parent-style-name="BCI_25_20Template1-outline2">
      <style:paragraph-properties fo:margin-left="0cm" fo:margin-right="0cm" fo:text-indent="-0.6cm"/>
      <style:text-properties fo:font-family="Optima" style:font-style-name="Regular" style:font-pitch="variable" fo:font-size="24pt" style:font-size-asian="24pt" style:font-size-complex="24pt"/>
    </style:style>
    <style:style style:name="BCI_25_20Template1-outline4" style:display-name="BCI%20Template1-outline4" style:family="presentation" style:parent-style-name="BCI_25_20Template1-outline3">
      <style:paragraph-properties fo:margin-left="0cm" fo:margin-right="0cm" fo:text-indent="-0.6cm"/>
      <style:text-properties fo:font-family="Optima" style:font-style-name="Regular" style:font-pitch="variable" fo:font-size="22pt" style:font-size-asian="24pt" style:font-size-complex="24pt"/>
    </style:style>
    <style:style style:name="BCI_25_20Template1-outline5" style:display-name="BCI%20Template1-outline5" style:family="presentation" style:parent-style-name="BCI_25_20Template1-outline4">
      <style:paragraph-properties fo:margin-left="0cm" fo:margin-right="0cm" fo:text-indent="-0.6cm"/>
      <style:text-properties fo:font-family="Optima" style:font-style-name="Regular" style:font-pitch="variable" fo:font-size="20pt" style:font-size-asian="24pt" style:font-size-complex="24pt"/>
    </style:style>
    <style:style style:name="BCI_25_20Template1-outline6" style:display-name="BCI%20Template1-outline6" style:family="presentation" style:parent-style-name="BCI_25_20Template1-outline5">
      <style:paragraph-properties fo:margin-left="0cm" fo:margin-right="0cm" fo:text-indent="-0.6cm"/>
      <style:text-properties fo:font-family="Optima" style:font-style-name="Regular" style:font-pitch="variable" fo:font-size="18pt" style:font-size-asian="24pt" style:font-size-complex="24pt"/>
    </style:style>
    <style:style style:name="BCI_25_20Template1-outline7" style:display-name="BCI%20Template1-outline7" style:family="presentation" style:parent-style-name="BCI_25_20Template1-outline6">
      <style:paragraph-properties fo:margin-left="0cm" fo:margin-right="0cm" fo:text-indent="-0.6cm"/>
      <style:text-properties fo:font-family="Optima" style:font-style-name="Regular" style:font-pitch="variable" fo:font-size="16pt" style:font-size-asian="24pt" style:font-size-complex="24pt"/>
    </style:style>
    <style:style style:name="BCI_25_20Template1-outline8" style:display-name="BCI%20Template1-outline8" style:family="presentation" style:parent-style-name="BCI_25_20Template1-outline7">
      <style:paragraph-properties fo:margin-left="0cm" fo:margin-right="0cm" fo:text-indent="-0.6cm"/>
      <style:text-properties fo:font-family="Optima" style:font-style-name="Regular" style:font-pitch="variable" fo:font-size="14pt" style:font-size-asian="24pt" style:font-size-complex="24pt"/>
    </style:style>
    <style:style style:name="BCI_25_20Template1-outline9" style:display-name="BCI%20Template1-outline9" style:family="presentation" style:parent-style-name="BCI_25_20Template1-outline8">
      <style:paragraph-properties fo:margin-left="0cm" fo:margin-right="0cm" fo:text-indent="-0.6cm"/>
      <style:text-properties fo:font-family="Optima" style:font-style-name="Regular" style:font-pitch="variable" fo:font-size="13pt" style:font-size-asian="24pt" style:font-size-complex="24pt"/>
    </style:style>
    <style:style style:name="BCI_25_20Template1-subtitle" style:display-name="BCI%20Template1-subtitle" style:family="presentation">
      <style:graphic-properties draw:stroke="none" draw:fill="none" draw:textarea-vertical-align="middle">
        <text:list-style style:name="BCI_25_20Template1-subtitle" style:display-name="BCI%20Template1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8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BCI_25_20Template1-title" style:display-name="BCI%20Template1-title" style:family="presentation">
      <style:graphic-properties draw:stroke="none" draw:fill="none" draw:textarea-vertical-align="middle">
        <text:list-style style:name="BCI_25_20Template1-title" style:display-name="BCI%20Template1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800000" style:text-outline="false" style:text-line-through-style="none" fo:font-family="Optima" style:font-style-name="Regular" style:font-pitch="variable" fo:font-size="44pt" fo:font-style="normal" fo:text-shadow="none" style:text-underline-style="none" fo:font-weight="normal" style:font-size-asian="24pt" style:font-size-complex="24pt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0.484cm" fo:min-width="23.316cm"/>
    </style:style>
    <style:style style:name="Mgr5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Mpr1" style:family="presentation" style:parent-style-name="BCI_25_20Template1-backgroundobjects">
      <style:graphic-properties draw:stroke="none" svg:stroke-width="0cm" svg:stroke-color="#c0c0c0" draw:marker-start-width="0.2cm" draw:marker-end-width="0.2cm" draw:fill-color="#ffffff" draw:fill-image-width="1cm" draw:fill-image-height="1cm" draw:textarea-horizontal-align="center" draw:textarea-vertical-align="middle" fo:padding-top="0cm" fo:padding-bottom="0cm" fo:padding-left="0cm" fo:padding-right="0cm"/>
    </style:style>
    <style:style style:name="Mpr2" style:family="presentation" style:parent-style-name="BCI_25_20Template1-backgroundobjects">
      <style:graphic-properties draw:stroke="none" draw:fill-color="#ffffff" draw:opacity="90%" draw:textarea-horizontal-align="center" draw:textarea-vertical-align="middle" draw:shadow-opacity="90%"/>
    </style:style>
    <style:style style:name="Mpr3" style:family="presentation" style:parent-style-name="BCI_25_20Template1-title">
      <style:graphic-properties draw:fill-color="#ffffff" draw:auto-grow-height="false" fo:min-height="3.507cm"/>
    </style:style>
    <style:style style:name="Mpr4" style:family="presentation" style:parent-style-name="BCI_25_20Template1-outline1" style:list-style-name="ML3">
      <style:graphic-properties draw:fill-color="#ffffff" draw:auto-grow-height="false" fo:min-height="13.86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line-height="98%" style:text-autospace="non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6.67cm"/>
        </style:tab-stops>
      </style:paragraph-properties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text:enable-numbering="true" fo:margin-left="1.2cm" fo:margin-right="0cm" fo:text-indent="-0.9cm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text-align="end" fo:text-indent="0cm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7e0302" style:text-outline="false" style:text-line-through-style="none" fo:font-family="Optima" style:font-pitch="variable" fo:font-size="44pt" fo:font-style="normal" fo:text-shadow="none" style:text-underline-style="none" fo:font-weight="normal" style:font-family-asian="Optima-Regular" style:font-family-generic-asian="swiss" style:font-size-asian="44pt" style:font-style-asian="italic" style:font-weight-asian="bold" style:font-family-complex="Optima-Regular" style:font-family-generic-complex="swiss" style:font-size-complex="25pt" style:font-style-complex="italic" style:font-weight-complex="bold"/>
    </style:style>
    <style:style style:name="MT3" style:family="text">
      <style:text-properties fo:font-family="Arial" style:font-family-generic="swiss" style:font-pitch="variable" fo:font-size="11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BCI_25_20Template1" style:display-name="BCI%20Template1" style:page-layout-name="PM1" draw:style-name="Mdp1">
      <draw:rect presentation:style-name="Mpr1" draw:text-style-name="MP3" draw:layer="backgroundobjects" svg:width="27.287cm" svg:height="16.859cm" svg:x="0.555cm" svg:y="4.14cm">
        <text:p/>
      </draw:rect>
      <draw:frame draw:style-name="Mgr3" draw:text-style-name="MP3" draw:layer="backgroundobjects" svg:width="7.81cm" svg:height="1.2cm" svg:x="19.69cm" svg:y="0.3cm">
        <draw:image xlink:href="Pictures/10000201000003200000007B2CB8614D.png" xlink:type="simple" xlink:show="embed" xlink:actuate="onLoad">
          <text:p/>
        </draw:image>
      </draw:frame>
      <draw:rect presentation:style-name="Mpr2" draw:text-style-name="MP3" draw:layer="backgroundobjects" svg:width="9cm" svg:height="2cm" svg:x="19cm" svg:y="0cm">
        <text:p/>
      </draw:rect>
      <draw:frame presentation:style-name="Mpr3" draw:text-style-name="MP5" draw:layer="backgroundobjects" svg:width="27.31cm" svg:height="3.602cm" svg:x="0.689cm" svg:y="0.146cm" presentation:class="title">
        <draw:text-box>
          <text:p text:style-name="MP4"><text:span text:style-name="MT2">MainTitle</text:span></text:p>
        </draw:text-box>
      </draw:frame>
      <draw:frame presentation:style-name="Mpr4" draw:text-style-name="MP6" draw:layer="backgroundobjects" svg:width="27.356cm" svg:height="15.919cm" svg:x="0.643cm" svg:y="4.255cm" presentation:class="outline">
        <draw:text-box>
          <text:list text:style-name="ML3">
            <text:list-item>
              <text:p text:style-name="MP6">Lkjdfg</text:p>
            </text:list-item>
            <text:list-item>
              <text:p text:style-name="MP6">Sdfkjsdfg</text:p>
            </text:list-item>
            <text:list-item>
              <text:p text:style-name="MP6"/>
            </text:list-item>
          </text:list>
        </draw:text-box>
      </draw:frame>
      <draw:frame draw:style-name="Mgr4" draw:text-style-name="MP8" draw:layer="backgroundobjects" svg:width="16.056cm" svg:height="0.734cm" svg:x="11.943cm" svg:y="20.265cm">
        <draw:text-box>
          <text:p text:style-name="MP7"><text:span text:style-name="MT3">Copyright all rights reserved. <text:s/></text:span><text:span text:style-name="MT3"><text:a xlink:href="http://www.openagile.com/">www.openagile.com</text:a></text:span><text:span text:style-name="MT3"> <text:s text:c="2"/></text:span><text:span text:style-name="MT3"><text:page-number>1</text:page-number></text:span></text:p>
        </draw:text-box>
      </draw:frame>
      <draw:rect draw:style-name="Mgr5" draw:text-style-name="MP3" draw:layer="backgroundobjects" svg:width="28cm" svg:height="0.507cm" svg:x="-0.001cm" svg:y="3.727cm">
        <text:p/>
      </draw:rect>
      <presentation:notes style:page-layout-name="PM2">
        <draw:page-thumbnail presentation:style-name="BCI_25_20Template1-title" draw:layer="backgroundobjects" svg:width="14.181cm" svg:height="9.575cm" svg:x="3.704cm" svg:y="2.794cm" presentation:class="page"/>
        <draw:frame presentation:style-name="BCI_25_20Template1-notes" draw:layer="backgroundobjects" svg:width="15.021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meta:creation-date>2008-09-19T17:58:26</meta:creation-date>
    <dc:date>2009-02-20T07:51:04</dc:date>
    <dc:language>en-CA</dc:language>
    <meta:editing-cycles>38</meta:editing-cycles>
    <meta:editing-duration>PT73H11M29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